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style:style>
    <style:style style:name="P2" style:family="paragraph" style:parent-style-name="Heading_20_1">
      <style:text-properties fo:language="en" fo:country="US" officeooo:rsid="00035bec" officeooo:paragraph-rsid="00035bec"/>
    </style:style>
    <style:style style:name="P3" style:family="paragraph" style:parent-style-name="Standard">
      <style:text-properties fo:language="en" fo:country="US" officeooo:rsid="00035bec" officeooo:paragraph-rsid="00035bec"/>
    </style:style>
    <style:style style:name="P4" style:family="paragraph" style:parent-style-name="Text_20_body">
      <style:text-properties fo:language="en" fo:country="US" officeooo:rsid="00035bec" officeooo:paragraph-rsid="00035bec"/>
    </style:style>
    <style:style style:name="P5" style:family="paragraph" style:parent-style-name="Text_20_body" style:list-style-name="L3">
      <style:text-properties fo:language="en" fo:country="US" officeooo:rsid="00035bec" officeooo:paragraph-rsid="00035bec"/>
    </style:style>
    <style:style style:name="P6" style:family="paragraph" style:parent-style-name="Text_20_body" style:list-style-name="L4">
      <style:text-properties fo:language="en" fo:country="US" officeooo:rsid="00048c70" officeooo:paragraph-rsid="00048c70"/>
    </style:style>
    <style:style style:name="P7" style:family="paragraph" style:parent-style-name="Text_20_body" style:list-style-name="L4">
      <style:text-properties fo:language="en" fo:country="US" officeooo:rsid="0005aa7f" officeooo:paragraph-rsid="0005aa7f"/>
    </style:style>
    <style:style style:name="P8" style:family="paragraph" style:parent-style-name="Text_20_body" style:list-style-name="L4">
      <style:text-properties fo:language="en" fo:country="US" officeooo:rsid="000774e1" officeooo:paragraph-rsid="000774e1"/>
    </style:style>
    <style:style style:name="P9" style:family="paragraph" style:parent-style-name="Text_20_body" style:list-style-name="L3">
      <style:text-properties fo:language="en" fo:country="US" officeooo:rsid="000ae338" officeooo:paragraph-rsid="000ae338"/>
    </style:style>
    <style:style style:name="T1" style:family="text">
      <style:text-properties officeooo:rsid="000774e1"/>
    </style:style>
    <style:style style:name="T2" style:family="text">
      <style:text-properties officeooo:rsid="000a5d76"/>
    </style:style>
    <style:style style:name="T3" style:family="text">
      <style:text-properties officeooo:rsid="000ae33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ain Station Controller</text:p>
      <text:p text:style-name="P3"/>
      <text:h text:style-name="P1" text:outline-level="1">INIT</text:h>
      <text:p text:style-name="P4">During initialization the Station controller shall do the following:</text:p>
      <text:list xml:id="list2473577906" text:style-name="L3">
        <text:list-item>
          <text:p text:style-name="P5">Set all occupied signals to the blocks high to prevent train movement (also after wired drive key removal).</text:p>
        </text:list-item>
        <text:list-item>
          <text:p text:style-name="P5">Read all occupied signals from the wired blocks to the uController.</text:p>
        </text:list-item>
        <text:list-item>
          <text:p text:style-name="P5">Determine if situation is safe to continue or let trains pass by.<text:line-break/>Wait for operator intervention when not safe at all.</text:p>
        </text:list-item>
        <text:list-item>
          <text:p text:style-name="P5">Determine state for both station platforms, each having 3 pathways to pass through a station.</text:p>
        </text:list-item>
        <text:list-item>
          <text:p text:style-name="P5">Determine the state for the train exchange path ways.</text:p>
        </text:list-item>
        <text:list-item>
          <text:p text:style-name="P9">Make track 3 and track 12 the default selected track and illuminate all signals to red.</text:p>
        </text:list-item>
        <text:list-item>
          <text:p text:style-name="P5">Start the station controller.</text:p>
        </text:list-item>
      </text:list>
      <text:p text:style-name="P4"/>
      <text:h text:style-name="P2" text:outline-level="1">Run Behavior Train Station platform</text:h>
      <text:list xml:id="list228186887" text:style-name="L4">
        <text:list-item>
          <text:p text:style-name="P6">If inbound train is a people carrier, it shall be guided to track 10 or 11, 1 or 2.</text:p>
        </text:list-item>
        <text:list-item>
          <text:p text:style-name="P6">If an inbound train is detected to be a freight train <text:span text:style-name="T1">via hall sensor block 9B or block 21A</text:span>, it shall pass the platform on track 12 or 3. <text:span text:style-name="T1">The track switches and signals shall be set accordingly </text:span><text:span text:style-name="T3">(green).</text:span></text:p>
        </text:list-item>
        <text:list-item>
          <text:p text:style-name="P8">All people carriers standing still at the platform shall wait until the freighter has left the station completely by detection of a hall sensor.</text:p>
        </text:list-item>
        <text:list-item>
          <text:p text:style-name="P7">If the people carrier tracks are occupied then all trains are allowed to pass the platform on track 12 or 3 respectively.</text:p>
        </text:list-item>
        <text:list-item>
          <text:p text:style-name="P7">When a people carrier is inbound an active track switch has to be made to the empty track available <text:span text:style-name="T1">and the corresponding signals shall be illuminated.</text:span></text:p>
        </text:list-item>
        <text:list-item>
          <text:p text:style-name="P7">When the inbound train has entered the platform and an occupied signal is received from either track 10b, 11b, 1b or 2b an occupied stop signal shall be given to the track amplifier respectively.</text:p>
        </text:list-item>
        <text:list-item>
          <text:p text:style-name="P7">After a timeout [5sec] a check shall be made to see if the outgoing block is still free.<text:line-break/>The train shall leave the station immediately <text:span text:style-name="T1">if</text:span> a train is detected from the occupied out signal of block 13 <text:span text:style-name="T1">amplifier</text:span> or block 4 <text:span text:style-name="T1">amplifier; the train stopped too late.</text:span></text:p>
        </text:list-item>
        <text:list-item>
          <text:p text:style-name="P8">When the train has stopped successfully a timer shall be started [<text:span text:style-name="T3">5 </text:span>min] to count down the time when the train is allowed to leave or when a next people carrier has stopped in the other platform track it shall be allowed to leave the platform <text:span text:style-name="T2">after a short wait time [10 sec]</text:span>.</text:p>
        </text:list-item>
        <text:list-item>
          <text:p text:style-name="P8"/>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nl" fo:country="NL"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3-15T21:41:26.741000000</dc:date>
    <meta:editing-duration>PT15M42S</meta:editing-duration>
    <meta:editing-cycles>4</meta:editing-cycles>
    <meta:generator>LibreOffice/7.1.1.2$Windows_X86_64 LibreOffice_project/fe0b08f4af1bacafe4c7ecc87ce55bb426164676</meta:generator>
    <meta:document-statistic meta:table-count="0" meta:image-count="0" meta:object-count="0" meta:page-count="1" meta:paragraph-count="20" meta:word-count="393" meta:character-count="2130" meta:non-whitespace-character-count="1772"/>
  </office:meta>
</office:document-meta>
</file>